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f16a8" officeooo:paragraph-rsid="0026a7e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f16a8" officeooo:paragraph-rsid="0034c23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f16a8" officeooo:paragraph-rsid="003523d9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f16a8" officeooo:paragraph-rsid="003aec6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normal" officeooo:rsid="001f16a8" officeooo:paragraph-rsid="002a7ed6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4pt" fo:font-weight="normal" officeooo:rsid="001f16a8" officeooo:paragraph-rsid="001f16a8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f16a8" officeooo:paragraph-rsid="0025701d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f16a8" officeooo:paragraph-rsid="0026a7e5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f16a8" officeooo:paragraph-rsid="002a7ed6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f16a8" officeooo:paragraph-rsid="002bc5fb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f16a8" officeooo:paragraph-rsid="002ee40d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f16a8" officeooo:paragraph-rsid="00309a55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f16a8" officeooo:paragraph-rsid="003140bf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f16a8" officeooo:paragraph-rsid="0032ee4a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f16a8" officeooo:paragraph-rsid="0034c230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f16a8" officeooo:paragraph-rsid="0035f3e0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1f16a8" officeooo:paragraph-rsid="0036d685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1f16a8" officeooo:paragraph-rsid="003b7a55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1f16a8" officeooo:paragraph-rsid="003c1964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bold" officeooo:rsid="001f16a8" officeooo:paragraph-rsid="00309a55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f16a8" officeooo:paragraph-rsid="0032ee4a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f16a8" officeooo:paragraph-rsid="0034c23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f16a8" officeooo:paragraph-rsid="0036d685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f16a8" officeooo:paragraph-rsid="003b7a55" style:font-size-asian="12.25pt" style:font-weight-asian="bold" style:font-size-complex="14pt" style:font-weight-complex="bold"/>
    </style:style>
    <style:style style:name="P26" style:family="paragraph" style:parent-style-name="Standard">
      <style:text-properties fo:font-size="16pt" fo:font-weight="bold" officeooo:rsid="003523d9" officeooo:paragraph-rsid="0036d685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309a55" style:font-weight-asian="normal" style:font-weight-complex="normal"/>
    </style:style>
    <style:style style:name="T4" style:family="text">
      <style:text-properties officeooo:rsid="00228ce8"/>
    </style:style>
    <style:style style:name="T5" style:family="text">
      <style:text-properties officeooo:rsid="0023f40b"/>
    </style:style>
    <style:style style:name="T6" style:family="text">
      <style:text-properties officeooo:rsid="0025701d"/>
    </style:style>
    <style:style style:name="T7" style:family="text">
      <style:text-properties fo:font-weight="bold" officeooo:rsid="002895a7" style:font-weight-asian="bold" style:font-weight-complex="bold"/>
    </style:style>
    <style:style style:name="T8" style:family="text">
      <style:text-properties fo:font-size="16pt" fo:font-weight="bold" officeooo:rsid="00309a55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3523d9" style:font-size-asian="16pt" style:font-weight-asian="bold" style:font-size-complex="16pt" style:font-weight-complex="bold"/>
    </style:style>
    <style:style style:name="T10" style:family="text">
      <style:text-properties fo:font-size="16pt" style:font-size-asian="14pt" style:font-size-complex="16pt"/>
    </style:style>
    <style:style style:name="T11" style:family="text">
      <style:text-properties fo:font-size="14pt" fo:font-weight="normal" officeooo:rsid="00228ce8" style:font-size-asian="12.25pt" style:font-weight-asian="normal" style:font-size-complex="14pt" style:font-weight-complex="normal"/>
    </style:style>
    <style:style style:name="T12" style:family="text">
      <style:text-properties officeooo:rsid="0027e9b8"/>
    </style:style>
    <style:style style:name="T13" style:family="text">
      <style:text-properties officeooo:rsid="002895a7"/>
    </style:style>
    <style:style style:name="T14" style:family="text">
      <style:text-properties officeooo:rsid="002a7ed6"/>
    </style:style>
    <style:style style:name="T15" style:family="text">
      <style:text-properties officeooo:rsid="002bc5fb"/>
    </style:style>
    <style:style style:name="T16" style:family="text">
      <style:text-properties officeooo:rsid="002d5599"/>
    </style:style>
    <style:style style:name="T17" style:family="text">
      <style:text-properties officeooo:rsid="002ee40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9a55" style:font-weight-asian="normal" style:font-weight-complex="normal"/>
    </style:style>
    <style:style style:name="T20" style:family="text">
      <style:text-properties fo:font-weight="normal" officeooo:rsid="0034c230" style:font-weight-asian="normal" style:font-weight-complex="normal"/>
    </style:style>
    <style:style style:name="T21" style:family="text">
      <style:text-properties fo:font-weight="normal" officeooo:rsid="003523d9" style:font-weight-asian="normal" style:font-weight-complex="normal"/>
    </style:style>
    <style:style style:name="T22" style:family="text">
      <style:text-properties fo:font-weight="normal" officeooo:rsid="0036d685" style:font-weight-asian="normal" style:font-weight-complex="normal"/>
    </style:style>
    <style:style style:name="T23" style:family="text">
      <style:text-properties fo:font-weight="normal" officeooo:rsid="003c1964" style:font-weight-asian="normal" style:font-weight-complex="normal"/>
    </style:style>
    <style:style style:name="T24" style:family="text">
      <style:text-properties fo:font-weight="normal" officeooo:rsid="003f62f6" style:font-weight-asian="normal" style:font-weight-complex="normal"/>
    </style:style>
    <style:style style:name="T25" style:family="text">
      <style:text-properties officeooo:rsid="00309a55"/>
    </style:style>
    <style:style style:name="T26" style:family="text">
      <style:text-properties officeooo:rsid="003140bf"/>
    </style:style>
    <style:style style:name="T27" style:family="text">
      <style:text-properties officeooo:rsid="0034c230"/>
    </style:style>
    <style:style style:name="T28" style:family="text">
      <style:text-properties officeooo:rsid="003523d9"/>
    </style:style>
    <style:style style:name="T29" style:family="text">
      <style:text-properties officeooo:rsid="0036d685"/>
    </style:style>
    <style:style style:name="T30" style:family="text">
      <style:text-properties officeooo:rsid="003742a6"/>
    </style:style>
    <style:style style:name="T31" style:family="text">
      <style:text-properties officeooo:rsid="00386e43"/>
    </style:style>
    <style:style style:name="T32" style:family="text">
      <style:text-properties officeooo:rsid="0038f97f"/>
    </style:style>
    <style:style style:name="T33" style:family="text">
      <style:text-properties officeooo:rsid="003c1964"/>
    </style:style>
    <style:style style:name="T34" style:family="text">
      <style:text-properties officeooo:rsid="003d94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“A Filtering Mechanism for Normal Fish Trajectories” </text:p>
      <text:p text:style-name="P7"><text:span text:style-name="T1">Autor</text:span>: Beyan, Robert</text:p>
      <text:p text:style-name="P7"><text:span text:style-name="T1">Ano</text:span>: 2012</text:p>
      <text:p text:style-name="P7"><text:span text:style-name="T1">Prepósito</text:span>: Tendo em conta um conjunto de trajetórias de peixes, conseguir <text:span text:style-name="T5">filtrar</text:span> um conjunto de trajetórias normais</text:p>
      <text:p text:style-name="P8"><text:span text:style-name="T1">Ideias chave</text:span>: <text:span text:style-name="T4">definir um conjunto de regras que defina a normalidade. Neste artigo, as regras definem o conjunto de mudanças de movimento possíveis, tendo como ideia que um peixe enquanto detetado </text:span><text:span text:style-name="T12">no</text:span><text:span text:style-name="T4"> raio de visão da camera não tem muitas mudanças de direção. </text:span><text:span text:style-name="T6">Também tem em conta mudanças súbitas de velocidade.</text:span></text:p>
      <text:p text:style-name="P8"/>
      <text:p text:style-name="P2"><text:span text:style-name="T4">“Automatic Fish Classification for Underwater Species Behavior Understanding”</text:span><text:span text:style-name="T11"> </text:span></text:p>
      <text:p text:style-name="P9"><text:span text:style-name="T1">Autor</text:span>: <text:span text:style-name="T12">Spampinato, Daniela et al</text:span></text:p>
      <text:p text:style-name="P9"><text:span text:style-name="T1">Ano</text:span>: <text:span text:style-name="T13">2010</text:span></text:p>
      <text:p text:style-name="P9"><text:span text:style-name="T1">Prepósito</text:span>: <text:span text:style-name="T13">detetar os peixes numa dada imagem, conseguir segui-los pelas diferentes imagens, e detetar trajetórias anômalas </text:span></text:p>
      <text:p text:style-name="P10"><text:span text:style-name="T1">Ideias chave</text:span>: <text:span text:style-name="T13">estimar uma imagem descritiva do fundo e com isto conseguir detetar numa outra imagem o que está em movimento (deteção), </text:span><text:span text:style-name="T14">dividir o conjunto de trajetórias dos peixes por espécie e concluir grupos, sendo grupos pequenos considerados interessantes de analisar</text:span></text:p>
      <text:p text:style-name="P10"/>
      <text:p text:style-name="P6"><text:span text:style-name="T7">“Detecting Abnormal Fish Behavior Using Motion Trajectories In Ubiquitous Environments”</text:span><text:span text:style-name="T13"> </text:span></text:p>
      <text:p text:style-name="P10"><text:span text:style-name="T1">Autor</text:span>: <text:span text:style-name="T15">Anas, Youssef et al</text:span></text:p>
      <text:p text:style-name="P10"><text:span text:style-name="T1">Ano</text:span>: <text:span text:style-name="T15">2020</text:span></text:p>
      <text:p text:style-name="P11"><text:span text:style-name="T1">Prepósito</text:span>: <text:span text:style-name="T15">detetar peixes numa imagem, </text:span><text:span text:style-name="T13">conseguir segui-los pelas diferentes imagens, e detetar </text:span><text:span text:style-name="T16">períodos</text:span><text:span text:style-name="T15"> que exibam comportamentos anormais</text:span></text:p>
      <text:p text:style-name="P12"><text:span text:style-name="T1">Ideias chave</text:span>: <text:span text:style-name="T17">YOLO (deteção); tracking apenas baseado na distância; </text:span>é <text:span text:style-name="T15">produzida uma imagem com trajetórias dos peixes detetados num curto período tempo (10 segundos neste caso), esta imagem é passada para um algoritmo que nos informa se esta imagem contém comportamentos anormais ou não </text:span></text:p>
      <text:p text:style-name="P12"/>
      <text:p text:style-name="P21">“<text:span text:style-name="T10">Evaluation of fish feeding intensity in aquaculture using a convolutional neural network and machine vision</text:span>”</text:p>
      <text:p text:style-name="P21"><text:span text:style-name="T3">A</text:span><text:span text:style-name="T2">utor</text:span><text:span text:style-name="T18">: </text:span><text:span text:style-name="T19">Zhou, Chao</text:span><text:span text:style-name="T18"> </text:span><text:span text:style-name="T24">et al</text:span></text:p>
      <text:p text:style-name="P13"><text:span text:style-name="T1">Ano</text:span>: <text:span text:style-name="T25">2019</text:span></text:p>
      <text:p text:style-name="P13"><text:span text:style-name="T1">Prepósito</text:span>: <text:span text:style-name="T25">detetar o nível de fome dos peixes presentes numa dada imagem</text:span> </text:p>
      <text:p text:style-name="P14"><text:span text:style-name="T1">Ideias chave</text:span>: <text:span text:style-name="T25">várias imagens exemplo são extraídas para cada nível de fome, sendo que o algoritmo irá associar a cada nível padrões de características </text:span><text:span text:style-name="T26">da imagem</text:span><text:span text:style-name="T25"> que internamente estima</text:span></text:p>
      <text:p text:style-name="P14"/>
      <text:p text:style-name="P14"/>
      <text:p text:style-name="P14"/>
      <text:p text:style-name="P14"/>
      <text:p text:style-name="P14"><text:soft-page-break/><text:span text:style-name="T8">“Fish Classification Using Support Vector Machine”</text:span><text:span text:style-name="T25"> <text:s/></text:span><text:s/></text:p>
      <text:p text:style-name="P22"><text:span text:style-name="T3">A</text:span><text:span text:style-name="T2">utor</text:span><text:span text:style-name="T18">: </text:span><text:span text:style-name="T20">Ogunlana et al</text:span></text:p>
      <text:p text:style-name="P15"><text:span text:style-name="T1">Ano</text:span>: <text:span text:style-name="T27">2015</text:span></text:p>
      <text:p text:style-name="P15"><text:span text:style-name="T1">Prepósito</text:span>: <text:span text:style-name="T27">baseado na imagem do peixe, conseguir classificá-lo na sua espécie</text:span></text:p>
      <text:p text:style-name="P15"><text:span text:style-name="T1">Ideias chave</text:span>: <text:span text:style-name="T27">utilizadas características do shape como tamanho do peixe e das suas diferentes barbatanas (anal, caudal, dorsal pelvic, pectoral) </text:span></text:p>
      <text:p text:style-name="P15"/>
      <text:p text:style-name="P3">“Near-infrared imaging to quantify the feeding behavior of fish in aquaculture”</text:p>
      <text:p text:style-name="P23"><text:span text:style-name="T3">A</text:span><text:span text:style-name="T2">utor</text:span><text:span text:style-name="T18">: </text:span><text:span text:style-name="T20">Zhou, Chao et al</text:span></text:p>
      <text:p text:style-name="P16"><text:span text:style-name="T1">Ano</text:span>: <text:span text:style-name="T28">2017</text:span></text:p>
      <text:p text:style-name="P16"><text:span text:style-name="T1">Prepósito</text:span>: <text:span text:style-name="T28">detetar períodos de alimentação</text:span> </text:p>
      <text:p text:style-name="P16"><text:span text:style-name="T1">Ideias chave</text:span>: <text:span text:style-name="T28">baseado no nível de agregação dos peixes, durante a alimentação costumam estar mais agregados que o normal</text:span></text:p>
      <text:p text:style-name="P16"/>
      <text:p text:style-name="P4">“Near infrared computer vision and neuro-fuzzy model-based feeding</text:p>
      <text:p text:style-name="P4">decision system for fish in aquaculture”</text:p>
      <text:p text:style-name="P23"><text:span text:style-name="T3">A</text:span><text:span text:style-name="T2">utor</text:span><text:span text:style-name="T18">: </text:span><text:span text:style-name="T21">Zhou, Chao et al</text:span></text:p>
      <text:p text:style-name="P16"><text:span text:style-name="T1">Ano</text:span>: <text:span text:style-name="T28">2017</text:span></text:p>
      <text:p text:style-name="P16"><text:span text:style-name="T1">Prepósito</text:span>: <text:span text:style-name="T28">detetar períodos de alimentação e ajudar a controlar (quando se deve parar de alimentar)</text:span> </text:p>
      <text:p text:style-name="P17"><text:span text:style-name="T1">Ideias chave</text:span>: <text:span text:style-name="T28">baseado no nível de agregação + nível de “snatching dos peixes” (“chapinhar”) na superfície. O algoritmo utilizado para controlo aprende padrões nestas duas características para os diferentes níveis de intensidade</text:span></text:p>
      <text:p text:style-name="P17"/>
      <text:p text:style-name="P26">“Spatial behavioral characteristics and statistics-based kinetic energy</text:p>
      <text:p text:style-name="P26">modeling in special behaviors detection of a shoal of fish in a</text:p>
      <text:p text:style-name="P18"><text:span text:style-name="T9">recirculating aquaculture system”</text:span><text:span text:style-name="T28"> </text:span></text:p>
      <text:p text:style-name="P24"><text:span text:style-name="T3">A</text:span><text:span text:style-name="T2">utor</text:span><text:span text:style-name="T18">: </text:span><text:span text:style-name="T22">Zhao, Jian et al</text:span></text:p>
      <text:p text:style-name="P18"><text:span text:style-name="T1">Ano</text:span>: <text:span text:style-name="T29">2016</text:span></text:p>
      <text:p text:style-name="P18"><text:span text:style-name="T1">Prepósito</text:span>: <text:s/><text:span text:style-name="T29">detetar comportamentos “especiais” </text:span><text:span text:style-name="T31">(não de peixes em concreto </text:span><text:span text:style-name="T32">mas do cardume em si</text:span><text:span text:style-name="T31">)</text:span><text:span text:style-name="T29"> <text:s/></text:span></text:p>
      <text:p text:style-name="P18"><text:span text:style-name="T1">Ideias chave</text:span>: <text:span text:style-name="T30">dispersão de movimentos: velocidade e direção. </text:span><text:span text:style-name="T32">Normalmente não dispersam muito dentro do cardume</text:span></text:p>
      <text:p text:style-name="P15"/>
      <text:p text:style-name="P5">“Underwater Fish Species Classification using Convolutional Neural Network and Deep Learning”</text:p>
      <text:p text:style-name="P25"><text:span text:style-name="T3">A</text:span><text:span text:style-name="T2">utor</text:span><text:span text:style-name="T18">: </text:span><text:span text:style-name="T23">Rathi, Dhruv </text:span><text:span text:style-name="T24">et al</text:span></text:p>
      <text:p text:style-name="P19"><text:span text:style-name="T1">Ano</text:span>: <text:span text:style-name="T33">2017</text:span></text:p>
      <text:p text:style-name="P20"><text:span text:style-name="T1">Prepósito</text:span>: <text:span text:style-name="T33">b</text:span><text:span text:style-name="T27">aseado na imagem do peixe, conseguir classificá-lo na sua espécie</text:span><text:span text:style-name="T33"> </text:span><text:s text:c="2"/><text:span text:style-name="T29"><text:s text:c="2"/></text:span></text:p>
      <text:p text:style-name="P19"><text:span text:style-name="T1">Ideias chave</text:span>: <text:span text:style-name="T33">o algoritmo em si aprende a extrair padrões de características associadas a cada espécie, </text:span><text:span text:style-name="T34">com base em imagens exemplo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5:40:14.570141710</meta:creation-date>
    <dc:date>2020-11-22T22:31:36.209338462</dc:date>
    <meta:editing-duration>PT6H4M40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554" meta:character-count="3761" meta:non-whitespace-character-count="3233"/>
  </office:meta>
</office:document-meta>
</file>